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fo:min-height="1.75cm" fo:min-width="5cm" draw:shadow-opacity="50%"/>
      <style:paragraph-properties style:writing-mode="lr-tb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cc" draw:opacity="50%" draw:textarea-horizontal-align="left" draw:textarea-vertical-align="bottom" draw:auto-grow-height="false" fo:min-height="4.55cm" fo:min-width="8.8cm" draw:shadow-opacity="50%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56cm" fo:min-width="2.6cm"/>
      <style:paragraph-properties style:writing-mode="lr-tb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559cm" fo:min-width="2.4cm"/>
      <style:paragraph-properties style:writing-mode="lr-tb"/>
    </style:style>
    <style:style style:name="gr8" style:family="graphic" style:parent-style-name="standard">
      <style:graphic-properties draw:fill="solid" draw:fill-color="#c0e3fc" draw:opacity="25%" draw:textarea-horizontal-align="left" draw:textarea-vertical-align="bottom" draw:auto-grow-height="false" draw:shadow-opacity="50%"/>
      <style:paragraph-properties style:writing-mode="lr-tb"/>
    </style:style>
    <style:style style:name="gr9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1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0.56cm" fo:min-width="1.1cm"/>
      <style:paragraph-properties style:writing-mode="lr-tb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56cm" fo:min-width="2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6cm" fo:min-width="3.33cm"/>
      <style:paragraph-properties style:writing-mode="lr-tb"/>
    </style:style>
    <style:style style:name="P1" style:family="paragraph">
      <style:paragraph-properties fo:margin-left="0cm" fo:margin-right="0cm" fo:text-align="justify" fo:text-indent="0cm">
        <style:tab-stops/>
      </style:paragraph-properties>
    </style:style>
    <style:style style:name="P2" style:family="paragraph">
      <loext:graphic-properties draw:fill="solid" draw:fill-color="#ffffcc" draw:opacity="50%"/>
      <style:paragraph-properties fo:margin-left="0cm" fo:margin-right="0cm" fo:text-align="justify" fo:text-indent="0cm">
        <style:tab-stops/>
      </style:paragraph-properties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 draw:fill-color="#ffffcc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8" style:family="paragraph">
      <loext:graphic-properties draw:fill="solid" draw:fill-color="#c0e3fc" draw:opacity="25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9" style:family="paragraph">
      <loext:graphic-properties draw:fill-color="#99ccff" draw:opacity="50%"/>
      <style:paragraph-properties fo:margin-left="0cm" fo:margin-right="0cm" fo:text-align="center" fo:text-indent="0cm"/>
      <style:text-properties style:font-name="Arial" fo:font-size="14pt" fo:language="zxx" fo:country="none" style:letter-kerning="true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style:font-name="Arial" fo:font-size="14pt" fo:language="zxx" fo:country="none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a xlink:href="https://projects.eclipse.org/projects/technology.sisu" xlink:type="simple" xlink:show="embed">
          <draw:custom-shape draw:style-name="gr1" draw:text-style-name="P2" draw:layer="layout" svg:width="5.5cm" svg:height="2cm" svg:x="14.6cm" svg:y="4.9cm">
            <text:p text:style-name="P1"><text:span text:style-name="T1">sisu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eclipse/sisu.plexus" xlink:type="simple" xlink:show="embed">
          <draw:custom-shape draw:style-name="gr2" draw:text-style-name="P4" xml:id="id1" draw:id="id1" draw:layer="layout" svg:width="2.05cm" svg:height="0.809cm" svg:x="14.911cm" svg:y="5.2cm">
            <text:p text:style-name="P3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eclipse/sisu.inject" xlink:type="simple" xlink:show="embed">
          <draw:custom-shape draw:style-name="gr2" draw:text-style-name="P4" xml:id="id2" draw:id="id2" draw:layer="layout" svg:width="1.715cm" svg:height="0.809cm" svg:x="18.079cm" svg:y="5.191cm">
            <text:p text:style-name="P3"><text:span text:style-name="T1">in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google/guice" xlink:type="simple" xlink:show="embed">
          <draw:custom-shape draw:style-name="gr2" draw:text-style-name="P4" xml:id="id3" draw:id="id3" draw:layer="layout" svg:width="1.8cm" svg:height="0.809cm" svg:x="21.505cm" svg:y="5.191cm">
            <text:p text:style-name="P3"><text:span text:style-name="T1">gu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16.961cm" svg:y1="5.604cm" svg:x2="18.079cm" svg:y2="5.595cm" draw:start-shape="id1" draw:start-glue-point="1" draw:end-shape="id2" draw:end-glue-point="3" svg:d="M16961 5604l1118-9" svg:viewBox="0 0 1119 10">
          <text:p/>
        </draw:connector>
        <draw:connector draw:style-name="gr3" draw:text-style-name="P5" draw:layer="layout" draw:type="line" svg:x1="19.794cm" svg:y1="5.595cm" svg:x2="21.505cm" svg:y2="5.595cm" draw:start-shape="id2" draw:start-glue-point="1" draw:end-shape="id3" draw:end-glue-point="3" svg:d="M19794 5595h1711" svg:viewBox="0 0 1712 1">
          <text:p/>
        </draw:connector>
        <draw:a xlink:href="https://codehaus-plexus.github.io/" xlink:type="simple" xlink:show="embed">
          <draw:custom-shape draw:style-name="gr4" draw:text-style-name="P6" draw:layer="layout" svg:width="9.3cm" svg:height="4.8cm" svg:x="14.6cm" svg:y="7.6cm">
            <text:p text:style-name="P3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core/" xlink:type="simple" xlink:show="embed">
          <draw:custom-shape draw:style-name="gr5" draw:text-style-name="P7" xml:id="id4" draw:id="id4" draw:layer="layout" svg:width="3.233cm" svg:height="0.808cm" svg:x="6.634cm" svg:y="5.191cm">
            <text:p text:style-name="P3"><text:span text:style-name="T1">co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compat/" xlink:type="simple" xlink:show="embed">
          <draw:custom-shape draw:style-name="gr5" draw:text-style-name="P7" xml:id="id8" draw:id="id8" draw:layer="layout" svg:width="3.232cm" svg:height="0.808cm" svg:x="6.634cm" svg:y="3.791cm">
            <text:p text:style-name="P3"><text:span text:style-name="T1">compa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9.867cm" svg:y1="5.595cm" svg:x2="11.7cm" svg:y2="5.596cm" draw:start-shape="id4" draw:start-glue-point="1" draw:end-shape="id5" draw:end-glue-point="3" svg:d="M9867 5595l1833 1" svg:viewBox="0 0 1834 2">
          <text:p/>
        </draw:connector>
        <draw:a xlink:href="file:///apache-maven/" xlink:type="simple" xlink:show="embed">
          <draw:custom-shape draw:style-name="gr5" draw:text-style-name="P7" xml:id="id6" draw:id="id6" draw:layer="layout" svg:width="3.23cm" svg:height="0.81cm" svg:x="6.635cm" svg:y="1cm">
            <text:p text:style-name="P3"><text:span text:style-name="T1">distribu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8.25cm" svg:y1="1.81cm" svg:x2="8.25cm" svg:y2="2.391cm" draw:start-shape="id6" draw:start-glue-point="2" draw:end-shape="id7" draw:end-glue-point="0" svg:d="M8250 1810v581" svg:viewBox="0 0 1 582">
          <text:p/>
        </draw:connector>
        <draw:connector draw:style-name="gr3" draw:text-style-name="P5" draw:layer="layout" draw:type="line" svg:x1="8.25cm" svg:y1="4.599cm" svg:x2="8.25cm" svg:y2="5.191cm" draw:start-shape="id8" draw:start-glue-point="2" draw:end-shape="id4" draw:end-glue-point="0" svg:d="M8250 4599v592" svg:viewBox="0 0 1 593">
          <text:p/>
        </draw:connector>
        <draw:a xlink:href="https://github.com/codehaus-plexus/plexus-sec-dispatcher" xlink:type="simple" xlink:show="embed">
          <draw:custom-shape draw:style-name="gr2" draw:text-style-name="P4" xml:id="id10" draw:id="id10" draw:layer="layout" svg:width="3.4cm" svg:height="0.809cm" svg:x="14.8cm" svg:y="9.091cm">
            <text:p text:style-name="P3"><text:span text:style-name="T1">sec-dispa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12.083cm" svg:y1="6.996cm" svg:x2="14.8cm" svg:y2="9.495cm" draw:start-shape="id9" draw:end-shape="id10" draw:end-glue-point="3" svg:d="M12083 6996l2717 2499" svg:viewBox="0 0 2718 2500">
          <text:p/>
        </draw:connector>
        <draw:a xlink:href="https://commons.apache.org/proper/commons-cli/" xlink:type="simple" xlink:show="embed">
          <draw:custom-shape draw:style-name="gr2" draw:text-style-name="P4" xml:id="id11" draw:id="id11" draw:layer="layout" svg:width="3.8cm" svg:height="0.81cm" svg:x="14.6cm" svg:y="2.391cm">
            <text:p text:style-name="P3"><text:span text:style-name="T1">commons-cl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6.635cm" svg:y1="2.796cm" svg:x2="14.6cm" svg:y2="2.796cm" draw:start-shape="id7" draw:start-glue-point="3" draw:end-shape="id11" svg:d="M6635 2796h7965" svg:viewBox="0 0 7966 1">
          <text:p/>
        </draw:connector>
        <draw:a xlink:href="https://codehaus-plexus.github.io/plexus-utils/" xlink:type="simple" xlink:show="embed">
          <draw:custom-shape draw:style-name="gr2" draw:text-style-name="P4" draw:layer="layout" svg:width="2.2cm" svg:height="0.809cm" svg:x="21.2cm" svg:y="10.7cm">
            <text:p text:style-name="P3"><text:span text:style-name="T1">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plugin-api/" xlink:type="simple" xlink:show="embed">
          <draw:custom-shape draw:style-name="gr5" draw:text-style-name="P7" xml:id="id5" draw:id="id5" draw:layer="layout" svg:width="2.366cm" svg:height="0.808cm" svg:x="11.7cm" svg:y="5.192cm">
            <text:p text:style-name="P3"><text:span text:style-name="T1">plugin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artifact/" xlink:type="simple" xlink:show="embed">
          <draw:custom-shape draw:style-name="gr5" draw:text-style-name="P7" xml:id="id12" draw:id="id12" draw:layer="layout" svg:width="2cm" svg:height="0.808cm" svg:x="13.2cm" svg:y="14cm">
            <text:p text:style-name="P3"><text:span text:style-name="T1">artifa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embedder/" xlink:type="simple" xlink:show="embed">
          <draw:custom-shape draw:style-name="gr5" draw:text-style-name="P7" xml:id="id7" draw:id="id7" draw:layer="layout" svg:width="3.23cm" svg:height="0.81cm" svg:x="6.635cm" svg:y="2.391cm">
            <text:p text:style-name="P3"><text:span text:style-name="T1">embed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12.883cm" svg:y1="6cm" svg:x2="14.2cm" svg:y2="14cm" draw:start-shape="id5" draw:start-glue-point="2" draw:end-shape="id12" draw:end-glue-point="0" svg:d="M12883 6000l1317 8000" svg:viewBox="0 0 1318 8001">
          <text:p/>
        </draw:connector>
        <draw:connector draw:style-name="gr3" draw:text-style-name="P5" draw:layer="layout" draw:type="line" svg:x1="8.25cm" svg:y1="3.201cm" svg:x2="8.25cm" svg:y2="3.791cm" draw:start-shape="id7" draw:start-glue-point="2" draw:end-shape="id8" draw:end-glue-point="0" svg:d="M8250 3201v590" svg:viewBox="0 0 1 591">
          <text:p/>
        </draw:connector>
        <draw:a xlink:href="file:///maven-settings-builder/" xlink:type="simple" xlink:show="embed">
          <draw:custom-shape draw:style-name="gr5" draw:text-style-name="P7" xml:id="id9" draw:id="id9" draw:layer="layout" svg:width="3.566cm" svg:height="0.808cm" svg:x="8.517cm" svg:y="6.592cm">
            <text:p text:style-name="P3"><text:span text:style-name="T1">settings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8.25cm" svg:y1="5.999cm" svg:x2="10.3cm" svg:y2="6.592cm" draw:start-shape="id4" draw:start-glue-point="2" draw:end-shape="id9" draw:end-glue-point="0" svg:d="M8250 5999l2050 593" svg:viewBox="0 0 2051 594">
          <text:p/>
        </draw:connector>
        <draw:a xlink:href="file:///maven-model-builder/" xlink:type="simple" xlink:show="embed">
          <draw:custom-shape draw:style-name="gr5" draw:text-style-name="P7" xml:id="id13" draw:id="id13" draw:layer="layout" svg:width="3.232cm" svg:height="0.808cm" svg:x="7.784cm" svg:y="12.292cm">
            <text:p text:style-name="P3"><text:span text:style-name="T1">model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model/" xlink:type="simple" xlink:show="embed">
          <draw:custom-shape draw:style-name="gr5" draw:text-style-name="P7" xml:id="id14" draw:id="id14" draw:layer="layout" svg:width="2.2cm" svg:height="0.81cm" svg:x="10.8cm" svg:y="13.99cm">
            <text:p text:style-name="P3"><text:span text:style-name="T1">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11.016cm" svg:y1="12.696cm" svg:x2="11.9cm" svg:y2="13.99cm" draw:start-shape="id13" draw:start-glue-point="1" draw:end-shape="id14" draw:end-glue-point="0" svg:d="M11016 12696l884 1294" svg:viewBox="0 0 885 1295">
          <text:p/>
        </draw:connector>
        <draw:connector draw:style-name="gr3" draw:text-style-name="P5" draw:layer="layout" draw:type="line" svg:x1="12.883cm" svg:y1="6cm" svg:x2="11.9cm" svg:y2="13.99cm" draw:start-shape="id5" draw:start-glue-point="2" draw:end-shape="id14" draw:end-glue-point="0" svg:d="M12883 6000l-983 7990" svg:viewBox="0 0 984 7991">
          <text:p/>
        </draw:connector>
        <draw:a xlink:href="https://github.com/codehaus-plexus/plexus-cipher" xlink:type="simple" xlink:show="embed">
          <draw:custom-shape draw:style-name="gr2" draw:text-style-name="P4" xml:id="id15" draw:id="id15" draw:layer="layout" svg:width="1.9cm" svg:height="0.809cm" svg:x="18.85cm" svg:y="9.1cm">
            <text:p text:style-name="P3"><text:span text:style-name="T1">ciph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18.2cm" svg:y1="9.495cm" svg:x2="18.85cm" svg:y2="9.504cm" draw:start-shape="id10" draw:start-glue-point="1" draw:end-shape="id15" draw:end-glue-point="3" svg:d="M18200 9495l650 9" svg:viewBox="0 0 651 10">
          <text:p/>
        </draw:connector>
        <draw:a xlink:href="https://codehaus-plexus.github.io/plexus-interpolation/" xlink:type="simple" xlink:show="embed">
          <draw:custom-shape draw:style-name="gr6" draw:text-style-name="P4" xml:id="id16" draw:id="id16" draw:layer="layout" svg:width="3.1cm" svg:height="0.81cm" svg:x="14.9cm" svg:y="10.7cm">
            <text:p text:style-name="P3"><text:span text:style-name="T1">interpo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11.016cm" svg:y1="12.696cm" svg:x2="14.9cm" svg:y2="11.105cm" draw:start-shape="id13" draw:start-glue-point="1" draw:end-shape="id16" svg:d="M11016 12696l3884-1591" svg:viewBox="0 0 3885 1592">
          <text:p/>
        </draw:connector>
        <draw:a xlink:href="https://codehaus-plexus.github.io/plexus-containers/plexus-component-annotations/" xlink:type="simple" xlink:show="embed">
          <draw:custom-shape draw:style-name="gr2" draw:text-style-name="P4" xml:id="id26" draw:id="id26" draw:layer="layout" svg:width="5.5cm" svg:height="0.809cm" svg:x="14.8cm" svg:y="7.891cm">
            <text:p text:style-name="P3"><text:span text:style-name="T1">component-annot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wagon/wagon-provider-api/" xlink:type="simple" xlink:show="embed">
          <draw:custom-shape draw:style-name="gr2" draw:text-style-name="P4" xml:id="id17" draw:id="id17" draw:layer="layout" svg:width="4.6cm" svg:height="0.809cm" svg:x="14.6cm" svg:y="3.791cm">
            <text:p text:style-name="P3"><text:span text:style-name="T1">wagon-provider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9.866cm" svg:y1="4.195cm" svg:x2="14.6cm" svg:y2="4.195cm" draw:start-shape="id8" draw:end-shape="id17" draw:end-glue-point="3" svg:d="M9866 4195h4734" svg:viewBox="0 0 4735 1">
          <text:p/>
        </draw:connector>
        <draw:a xlink:href="https://codehaus-plexus.github.io/plexus-classworlds/" xlink:type="simple" xlink:show="embed">
          <draw:custom-shape draw:style-name="gr7" draw:text-style-name="P4" xml:id="id18" draw:id="id18" draw:layer="layout" svg:width="2.9cm" svg:height="0.809cm" svg:x="20.7cm" svg:y="7.9cm">
            <text:p text:style-name="P3"><text:span text:style-name="T1">classworld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15.936cm" svg:y1="6.009cm" svg:x2="22.15cm" svg:y2="7.9cm" draw:start-shape="id1" draw:start-glue-point="2" draw:end-shape="id18" draw:end-glue-point="0" svg:d="M15936 6009l6214 1891" svg:viewBox="0 0 6215 1892">
          <text:p/>
        </draw:connector>
        <draw:connector draw:style-name="gr3" draw:text-style-name="P5" draw:layer="layout" draw:type="line" svg:x1="14.066cm" svg:y1="5.596cm" svg:x2="14.911cm" svg:y2="5.604cm" draw:start-shape="id5" draw:start-glue-point="1" draw:end-shape="id1" svg:d="M14066 5596l845 8" svg:viewBox="0 0 846 9">
          <text:p/>
        </draw:connector>
        <draw:a xlink:href="file:///maven-repository-metadata/" xlink:type="simple" xlink:show="embed">
          <draw:custom-shape draw:style-name="gr5" draw:text-style-name="P7" xml:id="id25" draw:id="id25" draw:layer="layout" svg:width="4.7cm" svg:height="0.808cm" svg:x="5.5cm" svg:y="14cm">
            <text:p text:style-name="P3"><text:span text:style-name="T1">repository-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8.25cm" svg:y1="5.999cm" svg:x2="6.25cm" svg:y2="9.692cm" draw:start-shape="id4" draw:start-glue-point="2" draw:end-shape="id19" draw:end-glue-point="0" svg:d="M8250 5999l-2000 3693" svg:viewBox="0 0 2001 3694">
          <text:p/>
        </draw:connector>
        <draw:a xlink:href="file:///maven-settings/" xlink:type="simple" xlink:show="embed">
          <draw:custom-shape draw:style-name="gr5" draw:text-style-name="P7" xml:id="id20" draw:id="id20" draw:layer="layout" svg:width="2cm" svg:height="0.808cm" svg:x="8cm" svg:y="7.992cm">
            <text:p text:style-name="P3"><text:span text:style-name="T1">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10.3cm" svg:y1="7.4cm" svg:x2="9cm" svg:y2="7.992cm" draw:start-shape="id9" draw:start-glue-point="2" draw:end-shape="id20" draw:end-glue-point="0" svg:d="M10300 7400l-1300 592" svg:viewBox="0 0 1301 593">
          <text:p/>
        </draw:connector>
        <draw:a xlink:href="https://maven.apache.org/resolver/" xlink:type="simple" xlink:show="embed">
          <draw:custom-shape draw:style-name="gr8" draw:text-style-name="P8" draw:layer="layout" svg:width="4.2cm" svg:height="3.4cm" svg:x="1cm" svg:y="11.4cm">
            <text:p text:style-name="P3"><text:span text:style-name="T1">resol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api/" xlink:type="simple" xlink:show="embed">
          <draw:custom-shape draw:style-name="gr9" draw:text-style-name="P9" xml:id="id22" draw:id="id22" draw:layer="layout" svg:width="1.487cm" svg:height="0.809cm" svg:x="1.277cm" svg:y="12.991cm">
            <text:p text:style-name="P3"><text:span text:style-name="T2">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spi/" xlink:type="simple" xlink:show="embed">
          <draw:custom-shape draw:style-name="gr10" draw:text-style-name="P9" xml:id="id21" draw:id="id21" draw:layer="layout" svg:width="1.487cm" svg:height="0.809cm" svg:x="1.277cm" svg:y="11.591cm">
            <text:p text:style-name="P3"><text:span text:style-name="T2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impl/" xlink:type="simple" xlink:show="embed">
          <draw:custom-shape draw:style-name="gr11" draw:text-style-name="P9" xml:id="id23" draw:id="id23" draw:layer="layout" svg:width="1.487cm" svg:height="0.809cm" svg:x="3.407cm" svg:y="11.591cm">
            <text:p text:style-name="P3"><text:span text:style-name="T2">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util/" xlink:type="simple" xlink:show="embed">
          <draw:custom-shape draw:style-name="gr12" draw:text-style-name="P9" xml:id="id24" draw:id="id24" draw:layer="layout" svg:width="1.487cm" svg:height="0.809cm" svg:x="3.407cm" svg:y="12.991cm">
            <text:p text:style-name="P3"><text:span text:style-name="T2">uti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2.02cm" svg:y1="12.4cm" svg:x2="2.02cm" svg:y2="12.991cm" draw:start-shape="id21" draw:start-glue-point="2" draw:end-shape="id22" draw:end-glue-point="0" svg:d="M2020 12400v591" svg:viewBox="0 0 1 592">
          <text:p/>
        </draw:connector>
        <draw:connector draw:style-name="gr3" draw:text-style-name="P5" draw:layer="layout" draw:type="line" svg:x1="3.407cm" svg:y1="11.995cm" svg:x2="2.764cm" svg:y2="11.995cm" draw:start-shape="id23" draw:start-glue-point="3" draw:end-shape="id21" svg:d="M3407 11995h-643" svg:viewBox="0 0 644 1">
          <text:p/>
        </draw:connector>
        <draw:connector draw:style-name="gr3" draw:text-style-name="P5" draw:layer="layout" draw:type="line" svg:x1="4.15cm" svg:y1="12.4cm" svg:x2="4.15cm" svg:y2="12.991cm" draw:start-shape="id23" draw:start-glue-point="2" draw:end-shape="id24" svg:d="M4150 12400v591" svg:viewBox="0 0 1 592">
          <text:p/>
        </draw:connector>
        <draw:connector draw:style-name="gr3" draw:text-style-name="P5" draw:layer="layout" draw:type="line" svg:x1="3.407cm" svg:y1="13.395cm" svg:x2="2.764cm" svg:y2="13.395cm" draw:start-shape="id24" draw:start-glue-point="3" draw:end-shape="id22" draw:end-glue-point="1" svg:d="M3407 13395h-643" svg:viewBox="0 0 644 1">
          <text:p/>
        </draw:connector>
        <draw:a xlink:href="file:///maven-resolver-provider/" xlink:type="simple" xlink:show="embed">
          <draw:custom-shape draw:style-name="gr5" draw:text-style-name="P7" xml:id="id19" draw:id="id19" draw:layer="layout" svg:width="3.83cm" svg:height="0.81cm" svg:x="4.335cm" svg:y="9.692cm">
            <text:p text:style-name="P3"><text:span text:style-name="T1">resolver-provi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6.25cm" svg:y1="10.502cm" svg:x2="4.15cm" svg:y2="11.591cm" draw:start-shape="id19" draw:start-glue-point="2" draw:end-shape="id23" draw:end-glue-point="0" svg:d="M6250 10502l-2100 1089" svg:viewBox="0 0 2101 1090">
          <text:p/>
        </draw:connector>
        <draw:connector draw:style-name="gr3" draw:text-style-name="P5" draw:layer="layout" draw:type="line" svg:x1="6.25cm" svg:y1="10.502cm" svg:x2="7.85cm" svg:y2="14cm" draw:start-shape="id19" draw:start-glue-point="2" draw:end-shape="id25" draw:end-glue-point="0" svg:d="M6250 10502l1600 3498" svg:viewBox="0 0 1601 3499">
          <text:p/>
        </draw:connector>
        <draw:connector draw:style-name="gr3" draw:text-style-name="P5" draw:layer="layout" draw:type="line" svg:x1="6.25cm" svg:y1="10.502cm" svg:x2="7.784cm" svg:y2="12.696cm" draw:start-shape="id19" draw:start-glue-point="2" draw:end-shape="id13" draw:end-glue-point="3" svg:d="M6250 10502l1534 2194" svg:viewBox="0 0 1535 2195">
          <text:p/>
        </draw:connector>
        <draw:connector draw:style-name="gr3" draw:text-style-name="P5" draw:layer="layout" draw:type="line" svg:x1="12.083cm" svg:y1="6.996cm" svg:x2="14.9cm" svg:y2="11.105cm" draw:start-shape="id9" draw:start-glue-point="1" draw:end-shape="id16" draw:end-glue-point="3" svg:d="M12083 6996l2817 4109" svg:viewBox="0 0 2818 4110">
          <text:p/>
        </draw:connector>
        <draw:connector draw:style-name="gr3" draw:text-style-name="P5" draw:layer="layout" draw:type="line" svg:x1="15.936cm" svg:y1="6.009cm" svg:x2="17.55cm" svg:y2="7.891cm" draw:start-shape="id1" draw:start-glue-point="2" draw:end-shape="id26" draw:end-glue-point="0" svg:d="M15936 6009l1614 1882" svg:viewBox="0 0 1615 1883">
          <text:p/>
        </draw:connector>
        <draw:a xlink:href="file:///maven-builder-support/" xlink:type="simple" xlink:show="embed">
          <draw:custom-shape draw:style-name="gr5" draw:text-style-name="P7" xml:id="id27" draw:id="id27" draw:layer="layout" svg:width="3.566cm" svg:height="0.808cm" svg:x="8.517cm" svg:y="10.9cm">
            <text:p text:style-name="P3"><text:span text:style-name="T1">builder-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10.3cm" svg:y1="7.4cm" svg:x2="10.3cm" svg:y2="10.9cm" draw:start-shape="id9" draw:start-glue-point="2" draw:end-shape="id27" draw:end-glue-point="0" svg:d="M10300 7400v3500" svg:viewBox="0 0 1 3501">
          <text:p/>
        </draw:connector>
        <draw:connector draw:style-name="gr3" draw:text-style-name="P5" draw:layer="layout" draw:type="line" svg:x1="9.4cm" svg:y1="12.292cm" svg:x2="10.3cm" svg:y2="11.708cm" draw:start-shape="id13" draw:start-glue-point="0" draw:end-shape="id27" draw:end-glue-point="2" svg:d="M9400 12292l900-584" svg:viewBox="0 0 901 585">
          <text:p/>
        </draw:connector>
        <draw:a xlink:href="https://docs.oracle.com/javaee/6/api/javax/inject/package-summary.html" xlink:type="simple" xlink:show="embed">
          <draw:custom-shape draw:style-name="gr2" draw:text-style-name="P4" xml:id="id28" draw:id="id28" draw:layer="layout" svg:width="2.99cm" svg:height="0.809cm" svg:x="20.91cm" svg:y="6.491cm">
            <text:p text:style-name="P3"><text:span text:style-name="T1">javax.in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22.405cm" svg:y1="6cm" svg:x2="22.405cm" svg:y2="6.491cm" draw:start-shape="id3" draw:start-glue-point="2" draw:end-shape="id28" svg:d="M22405 6000v491" svg:viewBox="0 0 1 492">
          <text:p/>
        </draw:connector>
        <draw:a xlink:href="https://fusesource.github.io/jansi/" xlink:type="simple" xlink:show="embed">
          <draw:custom-shape draw:style-name="gr13" draw:text-style-name="P4" xml:id="id30" draw:id="id30" draw:layer="layout" svg:width="1.6cm" svg:height="0.81cm" svg:x="3.4cm" svg:y="6.59cm">
            <text:p text:style-name="P3"><text:span text:style-name="T1">jans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4.2cm" svg:y1="6cm" svg:x2="4.2cm" svg:y2="6.59cm" draw:start-shape="id29" draw:start-glue-point="2" draw:end-shape="id30" draw:end-glue-point="0" svg:d="M4200 6000v590" svg:viewBox="0 0 1 591">
          <text:p/>
        </draw:connector>
        <draw:a xlink:href="https://www.slf4j.org/manual.html" xlink:type="simple" xlink:show="embed">
          <draw:custom-shape draw:style-name="gr2" draw:text-style-name="P4" xml:id="id31" draw:id="id31" draw:layer="layout" svg:width="2.5cm" svg:height="0.81cm" svg:x="2.735cm" svg:y="2.4cm">
            <text:p text:style-name="P3"><text:span text:style-name="T1">slf4j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6.635cm" svg:y1="2.796cm" svg:x2="5.235cm" svg:y2="2.805cm" draw:start-shape="id7" draw:start-glue-point="3" draw:end-shape="id31" draw:end-glue-point="1" svg:d="M6635 2796l-1400 9" svg:viewBox="0 0 1401 10">
          <text:p/>
        </draw:connector>
        <draw:a xlink:href="https://maven.apache.org/shared/maven-shared-utils/" xlink:type="simple" xlink:show="embed">
          <draw:custom-shape draw:style-name="gr14" draw:text-style-name="P4" xml:id="id29" draw:id="id29" draw:layer="layout" svg:width="3cm" svg:height="0.81cm" svg:x="2.7cm" svg:y="5.19cm">
            <text:p text:style-name="P3"><text:span text:style-name="T1">shared-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6.634cm" svg:y1="5.595cm" svg:x2="5.7cm" svg:y2="5.595cm" draw:start-shape="id4" draw:start-glue-point="3" draw:end-shape="id29" draw:end-glue-point="1" svg:d="M6634 5595h-934" svg:viewBox="0 0 935 1">
          <text:p/>
        </draw:connector>
        <draw:a xlink:href="file:///maven-slf4j-provider/" xlink:type="simple" xlink:show="embed">
          <draw:custom-shape draw:style-name="gr15" draw:text-style-name="P7" xml:id="id32" draw:id="id32" draw:layer="layout" svg:width="3.83cm" svg:height="0.81cm" svg:x="2.07cm" svg:y="1cm">
            <text:p text:style-name="P3"><text:span text:style-name="T1">slf4j-provi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3" draw:text-style-name="P5" draw:layer="layout" draw:type="line" svg:x1="3.985cm" svg:y1="1.81cm" svg:x2="3.985cm" svg:y2="2.4cm" draw:start-shape="id32" draw:start-glue-point="2" draw:end-shape="id31" draw:end-glue-point="0" svg:d="M3985 1810v590" svg:viewBox="0 0 1 591">
          <text:p/>
        </draw:connector>
        <draw:connector draw:style-name="gr3" draw:text-style-name="P5" draw:layer="layout" draw:type="line" svg:x1="6.635cm" svg:y1="1.405cm" svg:x2="5.9cm" svg:y2="1.405cm" draw:start-shape="id6" draw:start-glue-point="3" draw:end-shape="id32" draw:end-glue-point="1" svg:d="M6635 1405h-735" svg:viewBox="0 0 736 1">
          <text:p/>
        </draw:connector>
        <draw:connector draw:style-name="gr3" draw:text-style-name="P5" draw:layer="layout" draw:type="line" svg:x1="11.016cm" svg:y1="12.696cm" svg:x2="14.2cm" svg:y2="14cm" draw:start-shape="id13" draw:start-glue-point="1" draw:end-shape="id12" draw:end-glue-point="0" svg:d="M11016 12696l3184 1304" svg:viewBox="0 0 3185 130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12-20T23:12:09</meta:creation-date>
    <dc:date>2024-03-24T17:07:56.502746178</dc:date>
    <meta:editing-cycles>65</meta:editing-cycles>
    <meta:editing-duration>PT11H10M15S</meta:editing-duration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